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ist package by pip</text:p>
      <text:p text:style-name="Standard">pip freeze</text:p>
      <text:p text:style-name="Standard"/>
      <text:p text:style-name="P1">2. Install env</text:p>
      <text:p text:style-name="Standard">pip install virtualenv</text:p>
      <text:p text:style-name="Standard"/>
      <text:p text:style-name="P1">3. Create env</text:p>
      <text:p text:style-name="Standard">python -m venv myenv</text:p>
      <text:p text:style-name="Standard"/>
      <text:p text:style-name="P1">4. Activate env</text:p>
      <text:p text:style-name="Standard">source myenv/Scripts/activate</text:p>
      <text:p text:style-name="Standard"/>
      <text:p text:style-name="P1">5. Install django</text:p>
      <text:p text:style-name="P2">pip install django</text:p>
      <text:p text:style-name="P2"/>
      <text:p text:style-name="P1">6. Create django project</text:p>
      <text:p text:style-name="P2">django-admin startproject mysite .</text:p>
      <text:p text:style-name="P2"/>
      <text:p text:style-name="P1">7. Run django server</text:p>
      <text:p text:style-name="P2">python manage.py run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8S</meta:editing-duration>
    <meta:editing-cycles>8</meta:editing-cycles>
    <meta:generator>OpenOffice/4.1.13$Win32 OpenOffice.org_project/4113m1$Build-9810</meta:generator>
    <dc:date>2023-11-08T23:57:32.40</dc:date>
    <meta:document-statistic meta:table-count="0" meta:image-count="0" meta:object-count="0" meta:page-count="1" meta:paragraph-count="14" meta:word-count="46" meta:character-count="284"/>
    <meta:user-defined meta:name="Info 1"/>
    <meta:user-defined meta:name="Info 2"/>
    <meta:user-defined meta:name="Info 3"/>
    <meta:user-defined meta:name="Info 4"/>
  </office:meta>
</office:document-meta>
</file>